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dGenerator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GeneratorTransformer.addIds( Document doc , String elementXPath , String idX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IdGeneratorTransform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dGeneratorTransformer.transform( Document d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dGeneratorTransformer.generate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GeneratorTransformer.setup( SourceResolver resolver , Map objectModel , String source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GeneratorTransform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GeneratorTransformer.generat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GeneratorTransformer.configure( Configuration configu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dGeneratorTransformer.avoidConflicts( Document doc , Element sect , String idAttr , String new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dGeneratorTransformer.compose( ComponentManager 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dGeneratorTransform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